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sdaa</text:p>
          </table:table-cell>
          <table:table-cell/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asda</text:p>
          </table:table-cell>
          <table:table-cell table:number-columns-repeated="2"/>
        </table:table-row>
        <table:table-row table:style-name="ro1" table:number-rows-repeated="7"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a xlink:href="https://www.tagspaces.org/" xlink:type="simple">https://www.tagspaces.org/</text:a>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adsa</text:p>
          </table:table-cell>
        </table:table-row>
        <table:table-row table:style-name="ro1" table:number-rows-repeated="28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sda</text:p>
          </table:table-cell>
        </table:table-row>
      </table:table>
      <table:table table:name="Number 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t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q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qre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qw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2T10:54:40.522423414</meta:creation-date>
    <dc:date>2023-01-06T23:54:35.869741658</dc:date>
    <meta:editing-duration>PT1M16S</meta:editing-duration>
    <meta:editing-cycles>3</meta:editing-cycles>
    <meta:generator>LibreOffice/7.3.7.2$Linux_X86_64 LibreOffice_project/30$Build-2</meta:generator>
    <meta:document-statistic meta:table-count="2" meta:cell-count="12" meta:object-count="0"/>
  </office:meta>
</office:document-meta>
</file>